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Calibri" style:font-name-complex="Calibri"/>
    </style:style>
    <style:style style:name="T20" style:parent-style-name="Internetlink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paragraph-properties fo:line-height="0.1666in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margin-top="0.1666in" fo:line-height="0.1666in"/>
    </style:style>
    <style:style style:name="T2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line-height="0.1666in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line-height="0.1666in"/>
    </style:style>
    <style:style style:name="T45" style:parent-style-name="DefaultParagraphFont" style:family="text">
      <style:text-properties style:font-name="Calibri" style:font-name-complex="Calibri"/>
    </style:style>
    <style:style style:name="T46" style:parent-style-name="Internetlink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DefaultParagraphFont" style:family="text">
      <style:text-properties style:font-name="Calibri" style:font-name-complex="Calibri"/>
    </style:style>
    <style:style style:name="P49" style:parent-style-name="Standard" style:family="paragraph">
      <style:paragraph-properties fo:line-height="0.1666in"/>
    </style:style>
    <style:style style:name="T50" style:parent-style-name="DefaultParagraphFont" style:family="text">
      <style:text-properties style:font-name="Calibri" style:font-name-complex="Calibri"/>
    </style:style>
    <style:style style:name="T51" style:parent-style-name="Internetlink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line-height="0.1666in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Internetlink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0.1666in"/>
    </style:style>
    <style:style style:name="T58" style:parent-style-name="DefaultParagraphFont" style:family="text">
      <style:text-properties style:font-name="Calibri" style:font-name-complex="Calibri"/>
    </style:style>
    <style:style style:name="T59" style:parent-style-name="DefaultParagraphFont" style:family="text">
      <style:text-properties style:font-name="Calibri" style:font-name-complex="Calibri"/>
    </style:style>
    <style:style style:name="T60" style:parent-style-name="Internetlink" style:family="text">
      <style:text-properties style:font-name="Calibri" style:font-name-complex="Calibri"/>
    </style:style>
    <style:style style:name="T6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line-height="0.1666in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0.1666in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ListParagraph" style:family="paragraph">
      <style:paragraph-properties fo:margin-top="0.1666in" fo:line-height="0.1666in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ListParagraph" style:family="paragraph">
      <style:paragraph-properties fo:margin-top="0.1666in" fo:margin-bottom="0.1666in" fo:line-height="0.1666in"/>
    </style:style>
    <style:style style:name="T7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3" style:parent-style-name="ListParagraph" style:family="paragraph">
      <style:paragraph-properties fo:margin-top="0.1666in" fo:margin-bottom="0.1666in" fo:line-height="0.1666in"/>
    </style:style>
    <style:style style:name="T7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alibri" style:font-name-complex="Calibri"/>
    </style:style>
    <style:style style:name="P77" style:parent-style-name="ListParagraph" style:family="paragraph">
      <style:paragraph-properties fo:margin-top="0.1666in" fo:margin-bottom="0.1666in" fo:line-height="0.1666in"/>
    </style:style>
    <style:style style:name="T7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8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5" style:parent-style-name="Standard" style:family="paragraph">
      <style:paragraph-properties fo:margin-top="0.1666in" fo:margin-bottom="0.1666in"/>
    </style:style>
    <style:style style:name="T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1" style:parent-style-name="Standard" style:family="paragraph">
      <style:paragraph-properties fo:margin-top="0.1666in" fo:margin-bottom="0.1666in"/>
    </style:style>
    <style:style style:name="T9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8" style:parent-style-name="Standard" style:family="paragraph">
      <style:paragraph-properties fo:margin-top="0.1666in" fo:margin-bottom="0.1666in"/>
    </style:style>
    <style:style style:name="T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5" style:parent-style-name="Standard" style:family="paragraph">
      <style:paragraph-properties fo:margin-top="0.1666in" fo:margin-bottom="0.1666in"/>
    </style:style>
    <style:style style:name="T10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2" style:parent-style-name="Standard" style:family="paragraph">
      <style:paragraph-properties fo:margin-top="0.1666in" fo:margin-bottom="0.1666in"/>
    </style:style>
    <style:style style:name="T1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9" style:parent-style-name="Standard" style:family="paragraph">
      <style:paragraph-properties fo:margin-top="0.1666in" fo:margin-bottom="0.1666in"/>
    </style:style>
    <style:style style:name="T12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7" style:parent-style-name="Standard" style:family="paragraph">
      <style:paragraph-properties fo:margin-top="0.1666in" fo:margin-bottom="0.1666in"/>
    </style:style>
    <style:style style:name="T12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0" style:parent-style-name="DefaultParagraphFont" style:family="text">
      <style:text-properties fo:color="#202124" fo:background-color="#FFFFFF"/>
    </style:style>
    <style:style style:name="P13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32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33" style:parent-style-name="Standard" style:family="paragraph">
      <style:paragraph-properties fo:break-before="page" fo:margin-top="0.1666in" fo:margin-bottom="0.1666in"/>
    </style:style>
    <style:style style:name="T1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3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3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8" style:parent-style-name="Standard" style:family="paragraph">
      <style:paragraph-properties fo:margin-top="0.1666in" fo:margin-bottom="0.1666in"/>
    </style:style>
    <style:style style:name="T13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1" style:parent-style-name="DefaultParagraphFont" style:family="text">
      <style:text-properties fo:color="#202124" fo:background-color="#FFFFFF"/>
    </style:style>
    <style:style style:name="T142" style:parent-style-name="DefaultParagraphFont" style:family="text">
      <style:text-properties fo:color="#202124" fo:background-color="#FFFFFF"/>
    </style:style>
    <style:style style:name="P14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6" style:parent-style-name="Standard" style:family="paragraph">
      <style:paragraph-properties fo:margin-top="0.1666in" fo:margin-bottom="0.1666in"/>
    </style:style>
    <style:style style:name="T14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3" style:parent-style-name="Standard" style:family="paragraph">
      <style:paragraph-properties fo:margin-top="0.1666in"/>
    </style:style>
    <style:style style:name="T1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5" style:parent-style-name="Standard" style:family="paragraph"/>
    <style:style style:name="T1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7" style:parent-style-name="Standard" style:family="paragraph"/>
    <style:style style:name="T1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9" style:parent-style-name="Standard" style:family="paragraph">
      <style:paragraph-properties fo:margin-bottom="0.1666in"/>
    </style:style>
    <style:style style:name="T1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1" style:parent-style-name="Standard" style:family="paragraph">
      <style:paragraph-properties fo:margin-bottom="0.1666in"/>
    </style:style>
    <style:style style:name="T16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4" style:parent-style-name="Standard" style:family="paragraph">
      <style:paragraph-properties fo:margin-top="0.1666in" fo:margin-bottom="0.1666in"/>
    </style:style>
    <style:style style:name="P16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9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80" style:parent-style-name="Standard" style:family="paragraph">
      <style:paragraph-properties fo:break-before="page" fo:margin-top="0.1666in" fo:margin-bottom="0.1666in"/>
    </style:style>
    <style:style style:name="T18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8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8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6" style:parent-style-name="Standard" style:family="paragraph">
      <style:paragraph-properties fo:margin-top="0.1666in" fo:margin-bottom="0.1666in"/>
    </style:style>
    <style:style style:name="T1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2" style:parent-style-name="Standard" style:family="paragraph">
      <style:paragraph-properties fo:margin-top="0.1666in" fo:margin-bottom="0.1666in"/>
    </style:style>
    <style:style style:name="T19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9" style:parent-style-name="Standard" style:family="paragraph">
      <style:paragraph-properties fo:margin-top="0.1666in" fo:margin-bottom="0.1666in"/>
    </style:style>
    <style:style style:name="T2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2" style:parent-style-name="DefaultParagraphFont" style:family="text">
      <style:text-properties style:font-name="Calibri" style:font-name-complex="Segoe UI" fo:letter-spacing="-0.0013in" fo:font-size="12pt" style:font-size-asian="12pt" style:font-size-complex="12pt" fo:background-color="#FFFFFF"/>
    </style:style>
    <style:style style:name="T203" style:parent-style-name="DefaultParagraphFont" style:family="text">
      <style:text-properties style:font-name="Calibri" style:font-name-complex="Segoe UI" fo:letter-spacing="-0.0013in" fo:font-size="12pt" style:font-size-asian="12pt" style:font-size-complex="12pt" fo:background-color="#FFFFFF"/>
    </style:style>
    <style:style style:name="T2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9" style:parent-style-name="Standard" style:family="paragraph">
      <style:paragraph-properties fo:margin-top="0.1666in" fo:margin-bottom="0.1666in"/>
    </style:style>
    <style:style style:name="T2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6" style:parent-style-name="Standard" style:family="paragraph">
      <style:paragraph-properties fo:margin-top="0.1666in" fo:margin-bottom="0.1666in"/>
    </style:style>
    <style:style style:name="T2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9" style:parent-style-name="DefaultParagraphFont" style:family="text">
      <style:text-properties style:font-name="Calibri" fo:color="#191A1A" fo:font-size="12pt" style:font-size-asian="12pt" style:font-size-complex="12pt" fo:background-color="#FFFFFF"/>
    </style:style>
    <style:style style:name="P22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2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33" style:parent-style-name="Standard" style:family="paragraph">
      <style:paragraph-properties fo:break-before="page" fo:margin-top="0.1666in" fo:margin-bottom="0.1666in"/>
    </style:style>
    <style:style style:name="T2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3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9" style:parent-style-name="Standard" style:family="paragraph">
      <style:paragraph-properties fo:margin-top="0.1666in" fo:margin-bottom="0.1666in"/>
    </style:style>
    <style:style style:name="T24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5" style:parent-style-name="Standard" style:family="paragraph">
      <style:paragraph-properties fo:margin-top="0.1666in" fo:margin-bottom="0.1666in"/>
    </style:style>
    <style:style style:name="T24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5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2" style:parent-style-name="Standard" style:family="paragraph">
      <style:paragraph-properties fo:margin-top="0.1666in" fo:margin-bottom="0.1666in"/>
    </style:style>
    <style:style style:name="T25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5" style:parent-style-name="DefaultParagraphFont" style:family="text">
      <style:text-properties style:font-name="Calibri" fo:font-size="12pt" style:font-size-asian="12pt" style:font-size-complex="12pt" fo:background-color="#FFFFFF"/>
    </style:style>
    <style:style style:name="T256" style:parent-style-name="DefaultParagraphFont" style:family="text">
      <style:text-properties style:font-name="Calibri" fo:font-size="12pt" style:font-size-asian="12pt" style:font-size-complex="12pt" fo:background-color="#FFFFFF"/>
    </style:style>
    <style:style style:name="T257" style:parent-style-name="DefaultParagraphFont" style:family="text">
      <style:text-properties style:font-name="Calibri" style:font-weight-complex="bold" fo:font-size="12pt" style:font-size-asian="12pt" style:font-size-complex="12pt" fo:background-color="#FFFFFF"/>
    </style:style>
    <style:style style:name="T258" style:parent-style-name="DefaultParagraphFont" style:family="text">
      <style:text-properties style:font-name="Calibri" fo:font-size="12pt" style:font-size-asian="12pt" style:font-size-complex="12pt" fo:background-color="#FFFFFF"/>
    </style:style>
    <style:style style:name="P25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5" style:parent-style-name="DefaultParagraphFont" style:family="text">
      <style:text-properties style:font-name="Calibri" fo:font-size="12pt" style:font-size-asian="12pt" style:font-size-complex="12pt" fo:background-color="#FFFFFF"/>
    </style:style>
    <style:style style:name="T266" style:parent-style-name="DefaultParagraphFont" style:family="text">
      <style:text-properties style:font-name="Calibri" style:font-weight-complex="bold" fo:font-size="12pt" style:font-size-asian="12pt" style:font-size-complex="12pt" fo:background-color="#FFFFFF"/>
    </style:style>
    <style:style style:name="T267" style:parent-style-name="DefaultParagraphFont" style:family="text">
      <style:text-properties style:font-name="Calibri" fo:font-size="12pt" style:font-size-asian="12pt" style:font-size-complex="12pt" fo:background-color="#FFFFFF"/>
    </style:style>
    <style:style style:name="P26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3" style:parent-style-name="Standard" style:family="paragraph">
      <style:paragraph-properties fo:break-before="page"/>
    </style:style>
    <style:style style:name="T28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85" style:parent-style-name="Standard" style:family="paragraph">
      <style:paragraph-properties fo:margin-top="0.1666in" fo:margin-bottom="0.1666in"/>
    </style:style>
    <style:style style:name="T2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9" style:parent-style-name="Standard" style:family="paragraph">
      <style:paragraph-properties fo:margin-top="0.1666in" fo:margin-bottom="0.1666in"/>
    </style:style>
    <style:style style:name="T2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2" style:parent-style-name="DefaultParagraphFont" style:family="text">
      <style:text-properties style:font-name="Calibri" style:font-name-complex="Helvetica" fo:font-size="12pt" style:font-size-asian="12pt" style:font-size-complex="12pt" fo:background-color="#FFFFFF"/>
    </style:style>
    <style:style style:name="P29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9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7" style:parent-style-name="Standard" style:family="paragraph">
      <style:paragraph-properties fo:margin-top="0.1666in" fo:margin-bottom="0.1666in"/>
    </style:style>
    <style:style style:name="T29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4" style:parent-style-name="Standard" style:family="paragraph">
      <style:paragraph-properties fo:margin-top="0.1666in" fo:margin-bottom="0.1666in"/>
    </style:style>
    <style:style style:name="T30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1" style:parent-style-name="Standard" style:family="paragraph">
      <style:paragraph-properties fo:margin-top="0.1666in" fo:margin-bottom="0.1666in"/>
    </style:style>
    <style:style style:name="T31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9" style:parent-style-name="Standard" style:family="paragraph">
      <style:paragraph-properties fo:margin-top="0.1666in" fo:margin-bottom="0.1666in"/>
    </style:style>
    <style:style style:name="T33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3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5" style:parent-style-name="Standard" style:family="paragraph">
      <style:paragraph-properties fo:margin-top="0.1666in" fo:margin-bottom="0.1666in"/>
    </style:style>
    <style:style style:name="T33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1" style:parent-style-name="Standard" style:family="paragraph">
      <style:paragraph-properties fo:margin-top="0.1666in" fo:margin-bottom="0.1666in"/>
    </style:style>
    <style:style style:name="T34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4" style:parent-style-name="DefaultParagraphFont" style:family="text">
      <style:text-properties style:font-name="Calibri" fo:font-size="12pt" style:font-size-asian="12pt" style:font-size-complex="12pt" fo:background-color="#FFFFFF"/>
    </style:style>
    <style:style style:name="T345" style:parent-style-name="DefaultParagraphFont" style:family="text">
      <style:text-properties style:font-name="Calibri" style:font-weight-complex="bold" fo:font-size="12pt" style:font-size-asian="12pt" style:font-size-complex="12pt" fo:background-color="#FFFFFF"/>
    </style:style>
    <style:style style:name="T346" style:parent-style-name="DefaultParagraphFont" style:family="text">
      <style:text-properties style:font-name="Calibri" fo:font-size="12pt" style:font-size-asian="12pt" style:font-size-complex="12pt" fo:background-color="#FFFFFF"/>
    </style:style>
    <style:style style:name="T347" style:parent-style-name="DefaultParagraphFont" style:family="text">
      <style:text-properties style:font-name="Calibri" fo:font-size="12pt" style:font-size-asian="12pt" style:font-size-complex="12pt" fo:background-color="#FFFFFF"/>
    </style:style>
    <style:style style:name="P34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1" style:parent-style-name="Standard" style:family="paragraph">
      <style:paragraph-properties fo:margin-top="0.1666in" fo:margin-bottom="0.1666in"/>
    </style:style>
    <style:style style:name="T3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5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8" style:parent-style-name="Standard" style:family="paragraph">
      <style:paragraph-properties fo:margin-top="0.1666in" fo:margin-bottom="0.1666in"/>
    </style:style>
    <style:style style:name="T35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4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65" style:parent-style-name="Standard" style:family="paragraph">
      <style:paragraph-properties fo:break-before="page" fo:margin-top="0.1666in" fo:margin-bottom="0.1666in"/>
    </style:style>
    <style:style style:name="T36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6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6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0" style:parent-style-name="Standard" style:family="paragraph">
      <style:paragraph-properties fo:margin-top="0.1666in" fo:margin-bottom="0.1666in"/>
    </style:style>
    <style:style style:name="T37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7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7" style:parent-style-name="Standard" style:family="paragraph">
      <style:paragraph-properties fo:margin-top="0.1666in" fo:margin-bottom="0.1666in">
        <style:tab-stops>
          <style:tab-stop style:type="left" style:position="5.1041in"/>
        </style:tab-stops>
      </style:paragraph-properties>
    </style:style>
    <style:style style:name="T37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1" style:parent-style-name="Standard" style:family="paragraph">
      <style:paragraph-properties fo:margin-top="0.1666in" fo:margin-bottom="0.1666in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ww.indiatoday.in/education-today/featurephilia/story/meet-starbucks-marketing-brain-growth-india-</text:span><text:span text:style-name="T20">963235-2017-03-01</text:span></text:a><text:span text:style-name="T21"><text:s/>(January 2018)</text:span></text:p>
            </text:list-item>
            <text:list-item>
              <text:p text:style-name="P22"><text:a xlink:href="https://brandequity.economictimes.indiatimes.com/news/marketing/for-starbucks-india-it-is-all-about-creating-the-third-place-experience/56140266" office:target-frame-name="_top" xlink:show="replace"><text:span text:style-name="T23">https://brandequity.economictimes.indiatimes.com/news/marketi</text:span><text:span text:style-name="T24">ng/for-starbucks-india-it-is-all-about-creating-the-third-place-experience/56140266</text:span></text:a><text:span text:style-name="T25"><text:s/>(December 2016)</text:span></text:p>
            </text:list-item>
          </text:list>
        </text:list-item>
      </text:list>
      <text:list text:style-name="WWNum1">
        <text:list-item text:start-value="1">
          <text:p text:style-name="P26"><text:a xlink:href="https://stories.starbucks.com/stories/2012/starbucks-announces-beverage-innovation-using-green-coffee-extract-with-sta/" office:target-frame-name="_top" xlink:show="replace"><text:span text:style-name="T27">https://stories.sta</text:span><text:span text:style-name="T28">rbucks.com/stories/2012/starbucks-announces-beverage-innovation-using-green-coffee-extract-with-sta/</text:span></text:a><text:span text:style-name="T29"><text:line-break/></text:span></text:p>
        </text:list-item>
        <text:list-item>
          <text:p text:style-name="P30"><text:span text:style-name="T31">Starbucks India menu (without prices):<text:s/></text:span><text:a xlink:href="https://www.starbucks.in/menu-list" office:target-frame-name="_top" xlink:show="replace"><text:span text:style-name="T32">https://www.starbucks.in/menu-list</text:span></text:a><text:span text:style-name="T33"><text:line-break/></text:span></text:p>
        </text:list-item>
        <text:list-item>
          <text:p text:style-name="P34"><text:span text:style-name="T35">Starbucks CP, New Delhi men</text:span><text:span text:style-name="T36">u:<text:s/></text:span><text:a xlink:href="https://magicpin.in/New-Delhi/Connaught-Place-(Cp)/Restaurant/Starbucks/store/1217/menu/" office:target-frame-name="_top" xlink:show="replace"><text:span text:style-name="T37">https://magicpin.in/New-Delhi/Connaught-Place-(Cp)/Restaurant/Starbucks/store/1217/menu/</text:span></text:a><text:span text:style-name="T38"><text:line-break/></text:span></text:p>
        </text:list-item>
        <text:list-item>
          <text:p text:style-name="P39"><text:span text:style-name="T40">Starbucks Corporation’s Marketing Mix (4Ps) Analysis (201</text:span><text:span text:style-name="T41">9):<text:s/></text:span><text:a xlink:href="http://panmore.com/starbucks-coffee-marketing-mix-4ps-analysis" office:target-frame-name="_top" xlink:show="replace"><text:span text:style-name="T42">http://panmore.com/starbucks-coffee-marketing-mix-4ps-analysis</text:span></text:a><text:span text:style-name="T43"><text:line-break/></text:span></text:p>
        </text:list-item>
        <text:list-item>
          <text:p text:style-name="P44"><text:span text:style-name="T45">Starbucks India Marketing Strategy (2016):<text:s/></text:span><text:a xlink:href="https://www.slideshare.net/Rjrockzcool/starbucks-india-marketing-strategy" office:target-frame-name="_top" xlink:show="replace"><text:span text:style-name="T46">https://www.slideshare.net/Rjrockzcool/starbucks-india-marketing-strategy</text:span></text:a><text:span text:style-name="T47"><text:s/></text:span><text:span text:style-name="T48"><text:line-break/></text:span></text:p>
        </text:list-item>
        <text:list-item>
          <text:p text:style-name="P49"><text:span text:style-name="T50">Entry of Starbucks in Indian Market (2016):<text:s/></text:span><text:a xlink:href="https://www.researchgate.net/publication/316600552_Case_Study-_Entry_of_Starbucks_in_Indian_Market" office:target-frame-name="_top" xlink:show="replace"><text:span text:style-name="T51">https://www.researchgate.net/publication/316600552_Case_Study-_Entry_of_Starbucks_in_Indian_Market</text:span></text:a><text:span text:style-name="T52"><text:line-break/></text:span></text:p>
        </text:list-item>
        <text:list-item>
          <text:p text:style-name="P53"><text:span text:style-name="T54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5">https://www.semanticscholar.org/paper/Starbucks-Marketing-Analysis-Katerina/1d21b5743764f3196cddcb95925059695dad6eeb</text:span></text:a><text:span text:style-name="T56"><text:line-break/></text:span></text:p>
        </text:list-item>
        <text:list-item>
          <text:p text:style-name="P57"><text:span text:style-name="T58">Strate</text:span><text:span text:style-name="T59">gic Marketing: A Case Study of Starbucks (2015):<text:s/></text:span><text:a xlink:href="https://www.slideshare.net/YeeJieNg/bumkt6923grouppresentation" office:target-frame-name="_top" xlink:show="replace"><text:span text:style-name="T60">https://www.slideshare.net/YeeJieNg/bumkt6923grouppresentation</text:span></text:a><text:span text:style-name="T61"><text:line-break/></text:span></text:p>
        </text:list-item>
        <text:list-item>
          <text:p text:style-name="P62"><text:span text:style-name="T63">Strategic Analysis of Starbucks Corporation (2014):<text:s/></text:span><text:a xlink:href="https://scholar.harvard.edu/files/nithingeereddy/files/starbucks_case_analysis.pdf" office:target-frame-name="_top" xlink:show="replace"><text:span text:style-name="T64">https://scholar.harvard.edu/files/nithingeereddy/files/starbucks_case_analysis.pdf</text:span></text:a><text:span text:style-name="T65"><text:line-break/></text:span></text:p>
        </text:list-item>
        <text:list-item>
          <text:p text:style-name="P66"><text:span text:style-name="T67">Other links:</text:span></text:p>
        </text:list-item>
      </text:list>
      <text:list text:style-name="WWNum3">
        <text:list-item>
          <text:p text:style-name="P68"><text:a xlink:href="http://science.knote.com/2014/10/28/starbucks-productivity-secrets/" office:target-frame-name="_top" xlink:show="replace"><text:span text:style-name="T69">http://science.knote.com/2014/10/28/starbucks-productivity-secrets/</text:span></text:a></text:p>
        </text:list-item>
        <text:list-item>
          <text:p text:style-name="P70"><text:a xlink:href="http://panmore.com/starbucks-coffee-operations-management-10-decisions-areas-productivity" office:target-frame-name="_top" xlink:show="replace"><text:span text:style-name="T71">http://panmore.com/starbucks-coffee-operations-management</text:span><text:span text:style-name="T72">-10-decisions-areas-productivity</text:span></text:a></text:p>
        </text:list-item>
        <text:list-item>
          <text:p text:style-name="P73"><text:a xlink:href="https://www.businessinsider.in/retail/5-ways-Starbucks-entices-you-to-spend-more-money/articleshow/46239542.cms" office:target-frame-name="_top" xlink:show="replace"><text:span text:style-name="T74">https://www.businessinsider.in/retail/5-ways-Starbucks-entices-you-to-spend-more-money/article</text:span><text:span text:style-name="T75">show/46239542.cms</text:span></text:a><text:span text:style-name="T76"><text:s text:c="2"/></text:span></text:p>
        </text:list-item>
        <text:list-item>
          <text:p text:style-name="P77"><text:a xlink:href="https://www.business-standard.com/article/companies/starbucks-steps-up-its-india-game-116020301281_1.html" office:target-frame-name="_top" xlink:show="replace"><text:span text:style-name="T78">https://www.business-standard.com/article/companies/starbucks-steps-up-its-india-game-116020301281_1.html</text:span></text:a></text:p>
        </text:list-item>
      </text:list>
      <text:soft-page-break/>
      <text:p text:style-name="P79"><text:span text:style-name="T80">Questio</text:span><text:span text:style-name="T81">ns on Product</text:span></text:p>
      <text:p text:style-name="P82"><text:span text:style-name="T83">Q1:</text:span><text:span text:style-name="T84"><text:s/>What is the core product of Starbucks?</text:span></text:p>
      <text:p text:style-name="P85"><text:span text:style-name="T86">A1:</text:span><text:span text:style-name="T87"><text:s/>Starbucks Corporation is an American multinational chain of coffeehouse</text:span></text:p>
      <text:p text:style-name="P88"><text:span text:style-name="T89">Q2:</text:span><text:span text:style-name="T90"><text:s/>What are the actual and augmented products of Starbucks?</text:span></text:p>
      <text:p text:style-name="P91"><text:span text:style-name="T92">A2:</text:span><text:span text:style-name="T93"><text:s/>Starbucks serve hot and cold drinks like coffee beverages,</text:span><text:span text:style-name="T94"><text:s/>smoothies, tea, baked goods and sandwiches</text:span></text:p>
      <text:p text:style-name="P95"><text:span text:style-name="T96">Q3:</text:span><text:span text:style-name="T97"><text:s/>What are the various product categories offered by Starbucks?</text:span></text:p>
      <text:p text:style-name="P98"><text:span text:style-name="T99">A3:</text:span><text:span text:style-name="T100"><text:s/>Whole bean coffee, micro ground instant coffee, espresso, caffe latte, full and loose- leaf teas, juices, Frappuccino beverages, pastries and<text:s/></text:span><text:span text:style-name="T101">snacks.</text:span></text:p>
      <text:p text:style-name="P102"><text:span text:style-name="T103">Q4:</text:span><text:span text:style-name="T104"><text:s/>How has Starbucks adapted its product offering to suit the Indian market?</text:span></text:p>
      <text:p text:style-name="P105"><text:span text:style-name="T106">A4:</text:span><text:span text:style-name="T107"><text:s/>Delicious, handcrafted beverages and great tasting foods like Coffeehouse favorites muffins, cookies and croissant along with unique Indian flavors like sweet bakery,</text:span><text:span text:style-name="T108"><text:s/>Savory bakery, sandwiches and wraps , salads and muesli, desserts</text:span>.</text:p>
      <text:p text:style-name="P109"><text:span text:style-name="T110">Q5:</text:span><text:span text:style-name="T111"><text:s/>How has Starbucks introduced healthy products in its range?</text:span></text:p>
      <text:p text:style-name="P112"><text:span text:style-name="T113">A5:</text:span><text:span text:style-name="T114"><text:s/>A refreshing glass of Yoghurt Smoothie right in the morning or even after a workout. They are packed with protein and<text:s/></text:span><text:span text:style-name="T115">fiber powder with flavors – Mango, Chocolate and Blueberry. Also tried the Macadamia cocoa cappuccino, chocolate crunch Frappuccino and Tahitian vanilla macchiato.</text:span></text:p>
      <text:p text:style-name="P116"><text:span text:style-name="T117">Q6:</text:span><text:span text:style-name="T118"><text:s/>Mention an innovation by Starbucks with regard to an existing product.</text:span></text:p>
      <text:p text:style-name="P119"><text:span text:style-name="T120">A6:</text:span><text:span text:style-name="T121"><text:s/>Starbucks in<text:s/></text:span><text:span text:style-name="T122">India has some Indian style product offerings such as tandoori panner roll, chocolate rossomalai mousse, malai <text:s/>chom chom tiramisu, elaichi mewa croissant, chicken Kathi roll and murg tikka Panini.</text:span></text:p>
      <text:p text:style-name="P123"><text:span text:style-name="T124">Q7:</text:span><text:span text:style-name="T125"><text:s/>What are some partnerships that Starbucks has entered,</text:span><text:span text:style-name="T126"><text:s/>from the point of view of product?</text:span></text:p>
      <text:p text:style-name="P127"><text:span text:style-name="T128">A7:</text:span><text:span text:style-name="T129"><text:s/></text:span><text:span text:style-name="T130">Starbucks is proud to be a community partner with the Seattle Seahawks.</text:span></text:p>
      <text:p text:style-name="P131"/>
      <text:p text:style-name="P132"/>
      <text:soft-page-break/>
      <text:p text:style-name="P133"><text:span text:style-name="T134">Questions on Price</text:span></text:p>
      <text:p text:style-name="P135"><text:span text:style-name="T136">Q1:</text:span><text:span text:style-name="T137"><text:s/>What is the most expensive coffee that Starbucks in CP sells?</text:span></text:p>
      <text:p text:style-name="P138"><text:span text:style-name="T139">A1:</text:span><text:span text:style-name="T140"><text:s/></text:span><text:span text:style-name="T141">The most expensive Starbucks coffee served was<text:s/></text:span><text:span text:style-name="T142">Caramel Praline Latte venti with 365.</text:span></text:p>
      <text:p text:style-name="P143"><text:span text:style-name="T144">Q2:</text:span><text:span text:style-name="T145"><text:s text:c="2"/>What is the least expensive coffee that Starbucks in CP sells?</text:span></text:p>
      <text:p text:style-name="P146"><text:span text:style-name="T147">A2:</text:span><text:span text:style-name="T148"><text:s text:c="2"/>The least expensive coffee served was Espresso and Espresso Macchiato short with 165.</text:span></text:p>
      <text:p text:style-name="P149"><text:span text:style-name="T150">Q3:</text:span><text:span text:style-name="T151"><text:s/>Which of the following pricing strategies does Starbuck</text:span><text:span text:style-name="T152">s follow? Justify your answer.</text:span></text:p>
      <text:list text:style-name="WWNum2">
        <text:list-item>
          <text:p text:style-name="P153"><text:span text:style-name="T154">Economy pricing strategy</text:span></text:p>
        </text:list-item>
        <text:list-item>
          <text:p text:style-name="P155"><text:span text:style-name="T156">Penetration pricing strategy</text:span></text:p>
        </text:list-item>
        <text:list-item>
          <text:p text:style-name="P157"><text:span text:style-name="T158">Skimming pricing strategy</text:span></text:p>
        </text:list-item>
        <text:list-item>
          <text:p text:style-name="P159"><text:span text:style-name="T160">Premium pricing strategy</text:span></text:p>
        </text:list-item>
      </text:list>
      <text:p text:style-name="P161"><text:span text:style-name="T162">A3:</text:span><text:span text:style-name="T163"><text:s text:c="2"/>Premium pricing strategy and Skimming pricing strategy to increase the profits.</text:span></text:p>
      <text:p text:style-name="P164"/>
      <text:p text:style-name="P165"/>
      <text:p text:style-name="P166"><text:s text:c="2"/></text:p>
      <text:p text:style-name="P167"/>
      <text:p text:style-name="P168"><text:s text:c="3"/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soft-page-break/>
      <text:p text:style-name="P180"><text:span text:style-name="T181">Questions on<text:s/></text:span><text:span text:style-name="T182">Place</text:span></text:p>
      <text:p text:style-name="P183"><text:span text:style-name="T184">Q1:</text:span><text:span text:style-name="T185"><text:s/>How many cities in India have at least one Starbucks store?</text:span></text:p>
      <text:p text:style-name="P186"><text:span text:style-name="T187">A1:</text:span><text:span text:style-name="T188"><text:s/>Across 19 cities in India have Starbucks store.</text:span></text:p>
      <text:p text:style-name="P189"><text:span text:style-name="T190">Q2:</text:span><text:span text:style-name="T191"><text:s/>What is the total number of Starbucks stores in India?</text:span></text:p>
      <text:p text:style-name="P192"><text:span text:style-name="T193">A2:</text:span><text:span text:style-name="T194"><text:s/>Total of 233 outlet stores as on Oct 26,2021 in India.</text:span></text:p>
      <text:p text:style-name="P195"><text:span text:style-name="T196">Q3:</text:span><text:span text:style-name="T197"><text:s/>Which cities</text:span><text:span text:style-name="T198"><text:s/>in India tend to have a Starbucks store? Why?</text:span></text:p>
      <text:p text:style-name="P199"><text:span text:style-name="T200">A3:</text:span><text:span text:style-name="T201"><text:s/>Starbucks entered the Indian market in October 2012 through a 50/50 Joint venture with Tata Global beverages with stores across in Indian cities like<text:s/></text:span><text:span text:style-name="T202">Mumbai, Delhi NCR, Hyderabad, Chennai, Bengaluru, Pune,</text:span><text:span text:style-name="T203"><text:s/>Kolkata, Chandigarh, Ahmedabad, Surat, Vadodara and Lucknow.</text:span><text:span text:style-name="T204"><text:s/>They plan to introduce smaller sized outlets as they can be opened quickly. The focus on interiors which gives inviting feels to welcome guests to spend hours there.</text:span></text:p>
      <text:p text:style-name="P205"><text:span text:style-name="T206">Q4:</text:span><text:span text:style-name="T207"><text:s/>Mention an innovation by</text:span><text:span text:style-name="T208"><text:s/>Starbucks with regard to its store strategy.</text:span></text:p>
      <text:p text:style-name="P209"><text:span text:style-name="T210">A4:</text:span><text:span text:style-name="T211"><text:s/>The store strategy like free Wi-Fi, cozy ambience, great interiors, huge place, great location and calm place to spend time great.</text:span></text:p>
      <text:p text:style-name="P212"><text:span text:style-name="T213">Q5:</text:span><text:span text:style-name="T214"><text:s/>What are some partnerships that Starbucks has entered, from the point o</text:span><text:span text:style-name="T215">f view of the place?</text:span></text:p>
      <text:p text:style-name="P216"><text:span text:style-name="T217">A5:</text:span><text:span text:style-name="T218"><text:s/></text:span><text:span text:style-name="T219">The investor confidence in the prospects of Tata Starbucks, the 50-50 partnership between the two firms.  The first India Starbucks locations are scheduled to open in August in New Delhi and Mumbai.</text:span></text:p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soft-page-break/>
      <text:p text:style-name="P233"><text:span text:style-name="T234">Questions on<text:s/></text:span><text:span text:style-name="T235">Promotion</text:span></text:p>
      <text:p text:style-name="P236"><text:span text:style-name="T237">Q1:</text:span><text:span text:style-name="T238"><text:s/>What is the primary means of promotion for Starbucks?</text:span></text:p>
      <text:p text:style-name="P239"><text:span text:style-name="T240">A1: <text:s/></text:span><text:span text:style-name="T241">Seattle based coffeehouse chain known for its signature roasts, light bites and WiFi availability.</text:span></text:p>
      <text:p text:style-name="P242"><text:span text:style-name="T243">Q2:</text:span><text:span text:style-name="T244"><text:s/>How does Starbucks go about executing its primary means of promotion?</text:span></text:p>
      <text:p text:style-name="P245"><text:span text:style-name="T246">A2:</text:span><text:span text:style-name="T247"><text:s/>It exp</text:span><text:span text:style-name="T248">erience is about making you feel special when you walk into Starbucks, getting your beverages perfectly right and making you feel recognized and loved.</text:span></text:p>
      <text:p text:style-name="P249"><text:span text:style-name="T250">Q3:</text:span><text:span text:style-name="T251"><text:s/>What is meant by ‘Third Place’ in the context of the marketing strategy of Starbucks?</text:span></text:p>
      <text:p text:style-name="P252"><text:span text:style-name="T253">A3:</text:span><text:span text:style-name="T254"><text:s/></text:span><text:span text:style-name="T255">In the thi</text:span><text:span text:style-name="T256">rd place, the idea is </text:span><text:span text:style-name="T257">to make customer service not only satisfactory but also excellent</text:span><text:span text:style-name="T258"><text:s/>with a warm and welcoming place, outside of our homes and our workspaces.</text:span></text:p>
      <text:p text:style-name="P259"><text:span text:style-name="T260">Q4:</text:span><text:span text:style-name="T261"><text:s/>What is meant by ‘Fourth Place” in the context of the marketing strategy of Starbucks?</text:span></text:p>
      <text:p text:style-name="P262"><text:span text:style-name="T263">A4:</text:span><text:span text:style-name="T264"><text:s/>T</text:span><text:span text:style-name="T265">he implication here is not only about reaching out to a digitally-savvy audience, but </text:span><text:span text:style-name="T266">also about creating a place that is digitally-equipped with a robust mobile and online delivery system</text:span><text:span text:style-name="T267">.</text:span>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soft-page-break/>
      <text:p text:style-name="P283"><text:span text:style-name="T284">Questions on People</text:span></text:p>
      <text:p text:style-name="P285"><text:span text:style-name="T286">Q1:<text:s/></text:span><text:span text:style-name="T287">What are the primary<text:s/></text:span><text:span text:style-name="T288">target customer segments for Starbucks?</text:span></text:p>
      <text:p text:style-name="P289"><text:span text:style-name="T290">A1:</text:span><text:span text:style-name="T291"><text:s/></text:span><text:span text:style-name="T292">The target audience of Starbucks is middle to upper-class men and women. It’s the percentage of the general public who can afford their higher priced cups of coffee on a regular or daily basis.</text:span></text:p>
      <text:p text:style-name="P293"><text:span text:style-name="T294">Q2:</text:span><text:span text:style-name="T295"><text:s/>What is the co</text:span><text:span text:style-name="T296">nnection between the target customer segments for Starbucks and its choice of price and place?</text:span></text:p>
      <text:p text:style-name="P297"><text:span text:style-name="T298">A2:</text:span><text:span text:style-name="T299"><text:s/>The connection between the target customer segments for Starbucks was coffee based brand and its choice of price is to afford for the cup of coffee they have</text:span><text:span text:style-name="T300"><text:s/>priced with the great interior and clam place.</text:span></text:p>
      <text:p text:style-name="P301"><text:span text:style-name="T302">Q3:</text:span><text:span text:style-name="T303"><text:s/>What are Starbucks employees called?</text:span></text:p>
      <text:p text:style-name="P304"><text:span text:style-name="T305">A3:</text:span><text:span text:style-name="T306"><text:s/>Starbucks employees called as employee partners because they are all partners in shared success.<text:s/></text:span></text:p>
      <text:p text:style-name="P307"><text:span text:style-name="T308">Q4:</text:span><text:span text:style-name="T309"><text:s/>Mention an innovation by Starbucks with regard to its employe</text:span><text:span text:style-name="T310">e training.</text:span></text:p>
      <text:p text:style-name="P311"><text:span text:style-name="T312">A4:</text:span><text:span text:style-name="T313"><text:s/>Starbucks believes in treat employees like partners and they also give unique training like business philosophy, customer service skills, work skills, management training programs and leadership skills.</text:span></text:p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><text:span text:style-name="T330">Questions on Physical<text:s/></text:span><text:span text:style-name="T331">Evidence</text:span></text:p>
      <text:p text:style-name="P332"><text:span text:style-name="T333">Q1:</text:span><text:span text:style-name="T334"><text:s/>How does the Starbucks store layout contribute to its marketing strategy?</text:span></text:p>
      <text:p text:style-name="P335"><text:span text:style-name="T336">A1:</text:span><text:span text:style-name="T337"><text:s/>Starbucks store contribute the channel to market their product from social media to TV spots and ads.</text:span></text:p>
      <text:p text:style-name="P338"><text:span text:style-name="T339">Q2:</text:span><text:span text:style-name="T340"><text:s/>What is the Starbucks logo?</text:span></text:p>
      <text:p text:style-name="P341"><text:span text:style-name="T342">A2:</text:span><text:span text:style-name="T343"><text:s/></text:span><text:span text:style-name="T344">The </text:span><text:span text:style-name="T345">double-tailed mermaid</text:span><text:span text:style-name="T346"> appears to be a reference to an Italian medieval character Starbucks has claimed as</text:span><text:span text:style-name="T347"><text:s/>Norse. A maritime book inspired its founders to make her the logo of the Seattle coffee shop.</text:span></text:p>
      <text:p text:style-name="P348"><text:span text:style-name="T349">Q3:</text:span><text:span text:style-name="T350"><text:s/>Has the Starbucks logo evolved over time?</text:span></text:p>
      <text:p text:style-name="P351"><text:span text:style-name="T352">A3:</text:span><text:span text:style-name="T353"><text:s/>Yes, the Starbucks logo evolved over time due to it gives us the freedom and flexibility to think beyond coffee</text:span><text:span text:style-name="T354"><text:s/></text:span></text:p>
      <text:p text:style-name="P355"><text:span text:style-name="T356">Q4:</text:span><text:span text:style-name="T357"><text:s/>Can the Starbucks app be considered part of physical evidence in the 7 Ps framework? Justify your answer.</text:span></text:p>
      <text:p text:style-name="P358"><text:span text:style-name="T359">A4:</text:span><text:span text:style-name="T360"><text:s/>physical evidence in the 7Ps framework of Starbucks refers as everything your customers see when interacting with the business, this include</text:span><text:span text:style-name="T361">s the product and service and the interior design and also the packaging.<text:s/></text:span></text:p>
      <text:p text:style-name="P362"/>
      <text:p text:style-name="P363"><text:s/></text:p>
      <text:p text:style-name="P364"/>
      <text:soft-page-break/>
      <text:p text:style-name="P365"><text:span text:style-name="T366">Questions on Process</text:span></text:p>
      <text:p text:style-name="P367"><text:span text:style-name="T368">Q1:</text:span><text:span text:style-name="T369"><text:s/>What is the process improvement philosophy that Starbucks adopted a decade ago to improve its productivity?</text:span></text:p>
      <text:p text:style-name="P370"><text:span text:style-name="T371">A1:</text:span><text:span text:style-name="T372"><text:s/>The process improvement philosophy that<text:s/></text:span><text:span text:style-name="T373">Starbucks adopted was lean Six Sigma implementation that ensures the success and improves of productivity.</text:span></text:p>
      <text:p text:style-name="P374"><text:span text:style-name="T375">Q2:</text:span><text:span text:style-name="T376"><text:s/>What are some of the key metrics that Starbucks uses to measure in-store productivity?</text:span></text:p>
      <text:p text:style-name="P377"><text:span text:style-name="T378">A2:</text:span><text:span text:style-name="T379"><text:s text:c="2"/>1)Revenue Growth, 2)Global comparable store sales gro</text:span><text:span text:style-name="T380">wth, 3)US comparable store sales, 4)Active reward members, 5)New Store opening, 6)comparable store sales guidance.</text:span></text:p>
      <text:p text:style-name="P38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complex="Calibri"/>
    </style:style>
    <text:list-style style:name="NoList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/>
      </text:list-level-style-number>
      <text:list-level-style-number text:level="2" text:style-name="WW_CharLFO2LVL2" style:num-suffix="." style:num-format="a" style:num-letter-sync="true">
        <style:list-level-properties/>
      </text:list-level-style-number>
      <text:list-level-style-number text:level="3" text:style-name="WW_CharLFO2LVL3" style:num-suffix="." style:num-format="i">
        <style:list-level-properties fo:text-align="end"/>
      </text:list-level-style-number>
      <text:list-level-style-number text:level="4" text:style-name="WW_CharLFO2LVL4" style:num-suffix="." style:num-format="1">
        <style:list-level-properties/>
      </text:list-level-style-number>
      <text:list-level-style-number text:level="5" text:style-name="WW_CharLFO2LVL5" style:num-suffix="." style:num-format="a" style:num-letter-sync="true">
        <style:list-level-properties/>
      </text:list-level-style-number>
      <text:list-level-style-number text:level="6" text:style-name="WW_CharLFO2LVL6" style:num-suffix="." style:num-format="i">
        <style:list-level-properties fo:text-align="end"/>
      </text:list-level-style-number>
      <text:list-level-style-number text:level="7" text:style-name="WW_CharLFO2LVL7" style:num-suffix="." style:num-format="1">
        <style:list-level-properties/>
      </text:list-level-style-number>
      <text:list-level-style-number text:level="8" text:style-name="WW_CharLFO2LVL8" style:num-suffix="." style:num-format="a" style:num-letter-sync="true">
        <style:list-level-properties/>
      </text:list-level-style-number>
      <text:list-level-style-number text:level="9" text:style-name="WW_CharLFO2LVL9" style:num-suffix="." style:num-format="i">
        <style:list-level-properties fo:text-align="end"/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/>
      </text:list-level-style-bullet>
      <text:list-level-style-bullet text:level="2" text:style-name="WW_CharLFO3LVL2" text:bullet-char="○">
        <style:list-level-properties/>
      </text:list-level-style-bullet>
      <text:list-level-style-bullet text:level="3" text:style-name="WW_CharLFO3LVL3" text:bullet-char="■">
        <style:list-level-properties/>
      </text:list-level-style-bullet>
      <text:list-level-style-bullet text:level="4" text:style-name="WW_CharLFO3LVL4" text:bullet-char="●">
        <style:list-level-properties/>
      </text:list-level-style-bullet>
      <text:list-level-style-bullet text:level="5" text:style-name="WW_CharLFO3LVL5" text:bullet-char="○">
        <style:list-level-properties/>
      </text:list-level-style-bullet>
      <text:list-level-style-bullet text:level="6" text:style-name="WW_CharLFO3LVL6" text:bullet-char="■">
        <style:list-level-properties/>
      </text:list-level-style-bullet>
      <text:list-level-style-bullet text:level="7" text:style-name="WW_CharLFO3LVL7" text:bullet-char="●">
        <style:list-level-properties/>
      </text:list-level-style-bullet>
      <text:list-level-style-bullet text:level="8" text:style-name="WW_CharLFO3LVL8" text:bullet-char="○">
        <style:list-level-properties/>
      </text:list-level-style-bullet>
      <text:list-level-style-bullet text:level="9" text:style-name="WW_CharLFO3LVL9" text:bullet-char="■">
        <style:list-level-properties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/>
      </text:list-level-style-number>
      <text:list-level-style-bullet text:level="2" text:style-name="WW_CharLFO5LVL2" text:bullet-char="">
        <style:list-level-properties/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/>
      </text:list-level-style-number>
      <text:list-level-style-number text:level="4" text:style-name="WW_CharLFO5LVL4" style:num-suffix="." style:num-format="1">
        <style:list-level-properties/>
      </text:list-level-style-number>
      <text:list-level-style-number text:level="5" text:style-name="WW_CharLFO5LVL5" style:num-suffix="." style:num-format="a" style:num-letter-sync="true">
        <style:list-level-properties/>
      </text:list-level-style-number>
      <text:list-level-style-number text:level="6" text:style-name="WW_CharLFO5LVL6" style:num-suffix="." style:num-format="i">
        <style:list-level-properties fo:text-align="end"/>
      </text:list-level-style-number>
      <text:list-level-style-number text:level="7" text:style-name="WW_CharLFO5LVL7" style:num-suffix="." style:num-format="1">
        <style:list-level-properties/>
      </text:list-level-style-number>
      <text:list-level-style-number text:level="8" text:style-name="WW_CharLFO5LVL8" style:num-suffix="." style:num-format="a" style:num-letter-sync="true">
        <style:list-level-properties/>
      </text:list-level-style-number>
      <text:list-level-style-number text:level="9" text:style-name="WW_CharLFO5LVL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lcot</meta:initial-creator>
    <dc:creator>Welcome</dc:creator>
    <meta:creation-date>2020-09-25T14:05:00Z</meta:creation-date>
    <dc:date>2021-10-29T06:24:00Z</dc:date>
    <meta:template xlink:href="Normal" xlink:type="simple"/>
    <meta:editing-cycles>11</meta:editing-cycles>
    <meta:editing-duration>PT156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22" meta:word-count="1676" meta:character-count="11209" meta:row-count="79" meta:non-whitespace-character-count="9555"/>
  </office:meta>
</office:document-meta>
</file>